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50800000144544A2096.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text-properties officeooo:rsid="0061aa06" officeooo:paragraph-rsid="005abbb5"/>
    </style:style>
    <style:style style:name="P9" style:family="paragraph" style:parent-style-name="Standard">
      <style:text-properties officeooo:paragraph-rsid="006858a3"/>
    </style:style>
    <style:style style:name="P10" style:family="paragraph" style:parent-style-name="Heading_20_1">
      <style:paragraph-properties fo:margin-top="0cm" fo:margin-bottom="0cm" style:contextual-spacing="false"/>
      <style:text-properties style:font-name="Albany" fo:font-size="18.2000007629395pt" fo:font-weight="bold" officeooo:rsid="00291240" officeooo:paragraph-rsid="006858a3" style:font-name-asian="Microsoft YaHei" style:font-size-asian="18.2000007629395pt" style:font-weight-asian="bold" style:font-name-complex="Mangal1" style:font-size-complex="18.2000007629395pt" style:font-weight-complex="bold"/>
    </style:style>
    <style:style style:name="P11" style:family="paragraph" style:parent-style-name="Text_20_body">
      <style:text-properties officeooo:paragraph-rsid="006858a3"/>
    </style:style>
    <style:style style:name="P12" style:family="paragraph" style:parent-style-name="Standard">
      <style:text-properties officeooo:rsid="033e8ccf" officeooo:paragraph-rsid="006858a3"/>
    </style:style>
    <style:style style:name="P13" style:family="paragraph" style:parent-style-name="Standard">
      <style:text-properties officeooo:rsid="03268466" officeooo:paragraph-rsid="006858a3"/>
    </style:style>
    <style:style style:name="P14" style:family="paragraph" style:parent-style-name="Heading_20_2">
      <style:text-properties officeooo:paragraph-rsid="006858a3"/>
    </style:style>
    <style:style style:name="P15" style:family="paragraph" style:parent-style-name="Text_20_body">
      <style:text-properties officeooo:rsid="00291240" officeooo:paragraph-rsid="006858a3"/>
    </style:style>
    <style:style style:name="P16" style:family="paragraph" style:parent-style-name="Text_20_body">
      <style:text-properties officeooo:rsid="00389578" officeooo:paragraph-rsid="006858a3"/>
    </style:style>
    <style:style style:name="P17" style:family="paragraph" style:parent-style-name="Text_20_body">
      <style:text-properties officeooo:rsid="0029c658" officeooo:paragraph-rsid="006858a3"/>
    </style:style>
    <style:style style:name="P18" style:family="paragraph" style:parent-style-name="Text_20_body">
      <style:text-properties officeooo:rsid="002e41ad" officeooo:paragraph-rsid="006858a3"/>
    </style:style>
    <style:style style:name="P19" style:family="paragraph" style:parent-style-name="Heading_20_2">
      <style:text-properties officeooo:rsid="0029c658" officeooo:paragraph-rsid="006858a3"/>
    </style:style>
    <style:style style:name="P20" style:family="paragraph" style:parent-style-name="Text_20_body">
      <style:text-properties officeooo:rsid="002b123f" officeooo:paragraph-rsid="006858a3"/>
    </style:style>
    <style:style style:name="P21" style:family="paragraph" style:parent-style-name="Heading_20_1">
      <style:paragraph-properties fo:margin-top="0cm" fo:margin-bottom="0cm" style:contextual-spacing="false"/>
      <style:text-properties style:font-name="Albany" fo:font-size="18.2000007629395pt" fo:font-weight="bold" officeooo:rsid="002c6a5e" officeooo:paragraph-rsid="006858a3" style:font-name-asian="Microsoft YaHei" style:font-size-asian="18.2000007629395pt" style:font-weight-asian="bold" style:font-name-complex="Mangal1" style:font-size-complex="18.2000007629395pt" style:font-weight-complex="bold"/>
    </style:style>
    <style:style style:name="P22" style:family="paragraph" style:parent-style-name="Text_20_body">
      <style:text-properties officeooo:rsid="002c6a5e" officeooo:paragraph-rsid="006858a3"/>
    </style:style>
    <style:style style:name="P23" style:family="paragraph" style:parent-style-name="Text_20_body">
      <style:text-properties officeooo:rsid="0036265c" officeooo:paragraph-rsid="006858a3"/>
    </style:style>
    <style:style style:name="P24" style:family="paragraph" style:parent-style-name="Heading_20_3">
      <style:text-properties officeooo:paragraph-rsid="006858a3"/>
    </style:style>
    <style:style style:name="P25" style:family="paragraph" style:parent-style-name="Heading_20_4">
      <style:text-properties officeooo:paragraph-rsid="006858a3"/>
    </style:style>
    <style:style style:name="P26" style:family="paragraph" style:parent-style-name="Text_20_body">
      <style:text-properties officeooo:rsid="003a2321" officeooo:paragraph-rsid="006858a3"/>
    </style:style>
    <style:style style:name="P27" style:family="paragraph" style:parent-style-name="Standard">
      <style:text-properties officeooo:rsid="002d8cec" officeooo:paragraph-rsid="006858a3"/>
    </style:style>
    <style:style style:name="P28" style:family="paragraph" style:parent-style-name="Text_20_body">
      <style:text-properties officeooo:rsid="002d8cec" officeooo:paragraph-rsid="006858a3"/>
    </style:style>
    <style:style style:name="P29" style:family="paragraph" style:parent-style-name="Heading_20_2">
      <style:text-properties officeooo:rsid="00438f49" officeooo:paragraph-rsid="006858a3"/>
    </style:style>
    <style:style style:name="P30" style:family="paragraph" style:parent-style-name="List_20_Contents" style:list-style-name="L1">
      <style:text-properties officeooo:paragraph-rsid="006858a3"/>
    </style:style>
    <style:style style:name="P31" style:family="paragraph" style:parent-style-name="Heading_20_1">
      <style:paragraph-properties fo:margin-top="0cm" fo:margin-bottom="0cm" style:contextual-spacing="false"/>
      <style:text-properties officeooo:paragraph-rsid="006858a3"/>
    </style:style>
    <style:style style:name="P32" style:family="paragraph" style:parent-style-name="Standard">
      <style:text-properties officeooo:rsid="002e41ad" officeooo:paragraph-rsid="006858a3"/>
    </style:style>
    <style:style style:name="P33" style:family="paragraph" style:parent-style-name="Text_20_body">
      <style:text-properties officeooo:rsid="0032d27d" officeooo:paragraph-rsid="006858a3"/>
    </style:style>
    <style:style style:name="P34" style:family="paragraph" style:parent-style-name="Heading_20_1">
      <style:paragraph-properties fo:margin-top="0cm" fo:margin-bottom="0cm" style:contextual-spacing="false"/>
      <style:text-properties style:font-name="Albany" fo:font-size="18.2000007629395pt" fo:font-weight="bold" officeooo:rsid="003a2321" officeooo:paragraph-rsid="006858a3" style:font-name-asian="Microsoft YaHei" style:font-size-asian="18.2000007629395pt" style:font-weight-asian="bold" style:font-name-complex="Mangal1" style:font-size-complex="18.2000007629395pt" style:font-weight-complex="bold"/>
    </style:style>
    <style:style style:name="P35" style:family="paragraph" style:parent-style-name="Text_20_body">
      <style:text-properties officeooo:rsid="007e7f7b" officeooo:paragraph-rsid="006858a3"/>
    </style:style>
    <style:style style:name="P36" style:family="paragraph" style:parent-style-name="Text_20_body">
      <style:text-properties officeooo:rsid="0072bfb0" officeooo:paragraph-rsid="006858a3"/>
    </style:style>
    <style:style style:name="P37" style:family="paragraph" style:parent-style-name="Text_20_body">
      <style:text-properties officeooo:rsid="0074bf01" officeooo:paragraph-rsid="006858a3"/>
    </style:style>
    <style:style style:name="P38" style:family="paragraph" style:parent-style-name="Text_20_body">
      <style:text-properties officeooo:rsid="0071e980" officeooo:paragraph-rsid="006858a3"/>
    </style:style>
    <style:style style:name="P39" style:family="paragraph" style:parent-style-name="Text_20_body">
      <style:text-properties officeooo:rsid="008029a1" officeooo:paragraph-rsid="006858a3"/>
    </style:style>
    <style:style style:name="T1" style:family="text">
      <style:text-properties officeooo:rsid="0066ec7a"/>
    </style:style>
    <style:style style:name="T2" style:family="text">
      <style:text-properties officeooo:rsid="0063f2e9"/>
    </style:style>
    <style:style style:name="T3" style:family="text">
      <style:text-properties officeooo:rsid="0324689b"/>
    </style:style>
    <style:style style:name="T4" style:family="text">
      <style:text-properties officeooo:rsid="0322f75f"/>
    </style:style>
    <style:style style:name="T5" style:family="text">
      <style:text-properties officeooo:rsid="006858a3"/>
    </style:style>
    <style:style style:name="T6" style:family="text">
      <style:text-properties officeooo:rsid="00291240"/>
    </style:style>
    <style:style style:name="T7" style:family="text">
      <style:text-properties officeooo:rsid="003b239b"/>
    </style:style>
    <style:style style:name="T8" style:family="text">
      <style:text-properties officeooo:rsid="0029c658"/>
    </style:style>
    <style:style style:name="T9" style:family="text">
      <style:text-properties officeooo:rsid="00408a3d"/>
    </style:style>
    <style:style style:name="T10" style:family="text">
      <style:text-properties officeooo:rsid="00368195"/>
    </style:style>
    <style:style style:name="T11" style:family="text">
      <style:text-properties officeooo:rsid="002d8cec"/>
    </style:style>
    <style:style style:name="T12" style:family="text">
      <style:text-properties officeooo:rsid="00438f49"/>
    </style:style>
    <style:style style:name="T13"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4"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6" style:family="text">
      <style:text-properties officeooo:rsid="002e41ad"/>
    </style:style>
    <style:style style:name="T17"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8"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2.B1" office:value-type="string">
            <text:p text:style-name="P3"><text:s/>1<text:span text:style-name="T1">6</text:span>.<text:span text:style-name="T2">4</text:span> Editors - <text:span text:style-name="T1">Dope Sheet</text:span> - <text:span text:style-name="T2">Footer</text:span>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3</text:a></text:p>
          <text:p text:style-name="P4"><text:a xlink:type="simple" xlink:href="#__RefHeading___Toc3653_2656298423" text:style-name="Index_20_Link" text:visited-style-name="Index_20_Link">Playback Elements<text:tab/>3</text:a></text:p>
          <text:p text:style-name="P5"><text:a xlink:type="simple" xlink:href="#__RefHeading___Toc3655_2656298423" text:style-name="Index_20_Link" text:visited-style-name="Index_20_Link">Jump to Endpoint - start<text:tab/>3</text:a></text:p>
          <text:p text:style-name="P5"><text:a xlink:type="simple" xlink:href="#__RefHeading___Toc3657_2656298423" text:style-name="Index_20_Link" text:visited-style-name="Index_20_Link">Jump to Keyframe - previous<text:tab/>3</text:a></text:p>
          <text:p text:style-name="P5"><text:a xlink:type="simple" xlink:href="#__RefHeading___Toc3659_2656298423" text:style-name="Index_20_Link" text:visited-style-name="Index_20_Link">Play Animation - backward<text:tab/>3</text:a></text:p>
          <text:p text:style-name="P5"><text:a xlink:type="simple" xlink:href="#__RefHeading___Toc3661_2656298423" text:style-name="Index_20_Link" text:visited-style-name="Index_20_Link">Play Animation - forward<text:tab/>3</text:a></text:p>
          <text:p text:style-name="P5"><text:a xlink:type="simple" xlink:href="#__RefHeading___Toc3663_2656298423" text:style-name="Index_20_Link" text:visited-style-name="Index_20_Link">Jump to Keyframe - next<text:tab/>3</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4</text:a></text:p>
          <text:p text:style-name="P5"><text:a xlink:type="simple" xlink:href="#__RefHeading___Toc3667_2656298423" text:style-name="Index_20_Link" text:visited-style-name="Index_20_Link">Current Frame<text:tab/>4</text:a></text:p>
          <text:p text:style-name="P5"><text:a xlink:type="simple" xlink:href="#__RefHeading___Toc5125_2656298423" text:style-name="Index_20_Link" text:visited-style-name="Index_20_Link">Set Start Frame<text:tab/>4</text:a></text:p>
          <text:p text:style-name="P5"><text:a xlink:type="simple" xlink:href="#__RefHeading___Toc3669_2656298423" text:style-name="Index_20_Link" text:visited-style-name="Index_20_Link">Use Preview Range<text:tab/>4</text:a></text:p>
          <text:p text:style-name="P5"><text:a xlink:type="simple" xlink:href="#__RefHeading___Toc3671_2656298423" text:style-name="Index_20_Link" text:visited-style-name="Index_20_Link">Start<text:tab/>4</text:a></text:p>
          <text:p text:style-name="P5"><text:a xlink:type="simple" xlink:href="#__RefHeading___Toc3673_2656298423" text:style-name="Index_20_Link" text:visited-style-name="Index_20_Link">End<text:tab/>4</text:a></text:p>
          <text:p text:style-name="P5"><text:a xlink:type="simple" xlink:href="#__RefHeading___Toc781_481026459" text:style-name="Index_20_Link" text:visited-style-name="Index_20_Link">Set End Frame<text:tab/>4</text:a></text:p>
          <text:p text:style-name="P5"><text:a xlink:type="simple" xlink:href="#__RefHeading___Toc3675_2656298423" text:style-name="Index_20_Link" text:visited-style-name="Index_20_Link">Insert Keyframe<text:tab/>4</text:a></text:p>
          <text:p text:style-name="P5"><text:a xlink:type="simple" xlink:href="#__RefHeading___Toc3677_2656298423" text:style-name="Index_20_Link" text:visited-style-name="Index_20_Link">Delete Keyframe<text:tab/>4</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5</text:a></text:p>
          <text:p text:style-name="P5"><text:a xlink:type="simple" xlink:href="#__RefHeading___Toc534_1658675668" text:style-name="Index_20_Link" text:visited-style-name="Index_20_Link">Auto Keyframing Popover<text:tab/>5</text:a></text:p>
          <text:p text:style-name="P6"><text:a xlink:type="simple" xlink:href="#__RefHeading___Toc536_1658675668" text:style-name="Index_20_Link" text:visited-style-name="Index_20_Link">Auto keying mode<text:tab/>5</text:a></text:p>
          <text:p text:style-name="P7"><text:a xlink:type="simple" xlink:href="#__RefHeading___Toc538_1658675668" text:style-name="Index_20_Link" text:visited-style-name="Index_20_Link">Add &amp; Replace<text:tab/>5</text:a></text:p>
          <text:p text:style-name="P7"><text:a xlink:type="simple" xlink:href="#__RefHeading___Toc540_1658675668" text:style-name="Index_20_Link" text:visited-style-name="Index_20_Link">Replace<text:tab/>5</text:a></text:p>
          <text:p text:style-name="P6"><text:a xlink:type="simple" xlink:href="#__RefHeading___Toc542_1658675668" text:style-name="Index_20_Link" text:visited-style-name="Index_20_Link">Only Active Keying Set<text:tab/>5</text:a></text:p>
          <text:p text:style-name="P6"><text:a xlink:type="simple" xlink:href="#__RefHeading___Toc544_1658675668" text:style-name="Index_20_Link" text:visited-style-name="Index_20_Link">Layered Recording<text:tab/>5</text:a></text:p>
          <text:p text:style-name="P6"><text:a xlink:type="simple" xlink:href="#__RefHeading___Toc546_1658675668" text:style-name="Index_20_Link" text:visited-style-name="Index_20_Link">Cycle aware keying<text:tab/>5</text:a></text:p>
          <text:p text:style-name="P5"><text:a xlink:type="simple" xlink:href="#__RefHeading___Toc5101_2656298423" text:style-name="Index_20_Link" text:visited-style-name="Index_20_Link">Active Keying Set<text:tab/>5</text:a></text:p>
          <text:p text:style-name="P4"><text:a xlink:type="simple" xlink:href="#__RefHeading___Toc5103_2656298423" text:style-name="Index_20_Link" text:visited-style-name="Index_20_Link">Playback Panel<text:tab/>6</text:a></text:p>
          <text:p text:style-name="P5"><text:a xlink:type="simple" xlink:href="#__RefHeading___Toc5105_2656298423" text:style-name="Index_20_Link" text:visited-style-name="Index_20_Link">Sync Mode<text:tab/>6</text:a></text:p>
          <text:p text:style-name="P6"><text:a xlink:type="simple" xlink:href="#__RefHeading___Toc5107_2656298423" text:style-name="Index_20_Link" text:visited-style-name="Index_20_Link">No Sync<text:tab/>6</text:a></text:p>
          <text:p text:style-name="P6"><text:a xlink:type="simple" xlink:href="#__RefHeading___Toc5109_2656298423" text:style-name="Index_20_Link" text:visited-style-name="Index_20_Link">Frame Dropping<text:tab/>6</text:a></text:p>
          <text:p text:style-name="P6"><text:a xlink:type="simple" xlink:href="#__RefHeading___Toc5111_2656298423" text:style-name="Index_20_Link" text:visited-style-name="Index_20_Link">AV Sync<text:tab/>6</text:a></text:p>
          <text:p text:style-name="P5"><text:a xlink:type="simple" xlink:href="#__RefHeading___Toc5113_2656298423" text:style-name="Index_20_Link" text:visited-style-name="Index_20_Link">Audio Scrubbing<text:tab/>6</text:a></text:p>
          <text:p text:style-name="P5"><text:a xlink:type="simple" xlink:href="#__RefHeading___Toc5115_2656298423" text:style-name="Index_20_Link" text:visited-style-name="Index_20_Link">Play Audio<text:tab/>6</text:a></text:p>
          <text:p text:style-name="P5"><text:a xlink:type="simple" xlink:href="#__RefHeading___Toc5117_2656298423" text:style-name="Index_20_Link" text:visited-style-name="Index_20_Link">Sub frames<text:tab/>6</text:a></text:p>
          <text:p text:style-name="P5"><text:a xlink:type="simple" xlink:href="#__RefHeading___Toc5119_2656298423" text:style-name="Index_20_Link" text:visited-style-name="Index_20_Link">Limit Playback to Frame Range<text:tab/>6</text:a></text:p>
          <text:p text:style-name="P5"><text:a xlink:type="simple" xlink:href="#__RefHeading___Toc5121_2656298423" text:style-name="Index_20_Link" text:visited-style-name="Index_20_Link">Follow Current Frame<text:tab/>6</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7</text:a></text:p>
          <text:p text:style-name="P5"><text:a xlink:type="simple" xlink:href="#__RefHeading___Toc5129_2656298423" text:style-name="Index_20_Link" text:visited-style-name="Index_20_Link">New Keyframe Type<text:tab/>7</text:a></text:p>
          <text:p text:style-name="P5"><text:a xlink:type="simple" xlink:href="#__RefHeading___Toc5131_2656298423" text:style-name="Index_20_Link" text:visited-style-name="Index_20_Link">Auto Keyframing<text:tab/>7</text:a></text:p>
          <text:p text:style-name="P6"><text:a xlink:type="simple" xlink:href="#__RefHeading___Toc5133_2656298423" text:style-name="Index_20_Link" text:visited-style-name="Index_20_Link">Auto Keying Mode<text:tab/>7</text:a></text:p>
          <text:p text:style-name="P6"><text:a xlink:type="simple" xlink:href="#__RefHeading___Toc5135_2656298423" text:style-name="Index_20_Link" text:visited-style-name="Index_20_Link">Auto Keyframe Insert Keying Set<text:tab/>7</text:a></text:p>
          <text:p text:style-name="P5"><text:a xlink:type="simple" xlink:href="#__RefHeading___Toc5137_2656298423" text:style-name="Index_20_Link" text:visited-style-name="Index_20_Link">Layered Recording<text:tab/>7</text:a></text:p>
          <text:p text:style-name="P5"><text:a xlink:type="simple" xlink:href="#__RefHeading___Toc5139_2656298423" text:style-name="Index_20_Link" text:visited-style-name="Index_20_Link">Cycle Aware Keying<text:tab/>7</text:a></text:p>
          <text:p text:style-name="P4"><text:a xlink:type="simple" xlink:href="#__RefHeading___Toc899_3089830138" text:style-name="Index_20_Link" text:visited-style-name="Index_20_Link">Options<text:tab/>8</text:a></text:p>
          <text:p text:style-name="P5"><text:a xlink:type="simple" xlink:href="#__RefHeading___Toc901_3089830138" text:style-name="Index_20_Link" text:visited-style-name="Index_20_Link">Only show errors<text:tab/>8</text:a></text:p>
          <text:p text:style-name="P5"><text:a xlink:type="simple" xlink:href="#__RefHeading___Toc903_3089830138" text:style-name="Index_20_Link" text:visited-style-name="Index_20_Link"><text:soft-page-break/>Only show selected<text:tab/>8</text:a></text:p>
          <text:p text:style-name="P5"><text:a xlink:type="simple" xlink:href="#__RefHeading___Toc905_3089830138" text:style-name="Index_20_Link" text:visited-style-name="Index_20_Link">Show Seconds<text:tab/>8</text:a></text:p>
          <text:p text:style-name="P5"><text:a xlink:type="simple" xlink:href="#__RefHeading___Toc907_3089830138" text:style-name="Index_20_Link" text:visited-style-name="Index_20_Link">Sync visible range<text:tab/>8</text:a></text:p>
          <text:p text:style-name="P5"><text:a xlink:type="simple" xlink:href="#__RefHeading___Toc909_3089830138" text:style-name="Index_20_Link" text:visited-style-name="Index_20_Link">Show Markers<text:tab/>8</text:a></text:p>
          <text:p text:style-name="P5"><text:a xlink:type="simple" xlink:href="#__RefHeading___Toc911_3089830138" text:style-name="Index_20_Link" text:visited-style-name="Index_20_Link">Lock Markers<text:tab/>8</text:a></text:p>
          <text:p text:style-name="P5"><text:a xlink:type="simple" xlink:href="#__RefHeading___Toc913_3089830138" text:style-name="Index_20_Link" text:visited-style-name="Index_20_Link">Show Cache<text:tab/>8</text:a></text:p>
          <text:p text:style-name="P6"><text:a xlink:type="simple" xlink:href="#__RefHeading___Toc740_1350875990" text:style-name="Index_20_Link" text:visited-style-name="Index_20_Link">Softbody, Particles, etc.<text:tab/>8</text:a></text:p>
        </text:index-body>
      </text:table-of-content>
      <text:p text:style-name="P8"/>
      <text:p text:style-name="P8"/>
      <text:p text:style-name="P8"/>
      <text:p text:style-name="P9"/>
      <text:p text:style-name="P9"/>
      <table:table table:name="Tabelle3" table:style-name="Tabelle3">
        <table:table-column table:style-name="Tabelle3.A"/>
        <table:table-row>
          <table:table-cell table:style-name="Tabelle3.A1" office:value-type="string">
            <text:h text:style-name="P10" text:outline-level="1"><text:bookmark-start text:name="__RefHeading___Toc785_1408199194"/>Introduction<text:bookmark-end text:name="__RefHeading___Toc785_1408199194"/></text:h>
          </table:table-cell>
        </table:table-row>
      </table:table>
      <text:p text:style-name="P11"/>
      <text:p text:style-name="P11">This chapter here is about the tool<text:span text:style-name="T3">s</text:span> <text:span text:style-name="T4">and options </text:span>elements in the <text:span text:style-name="T5">footer</text:span>.<text:span text:style-name="T5"> It </text:span><text:span text:style-name="T6">c</text:span><text:span text:style-name="T5">ontains various elements and tools. This footer is shared across the animation editors. Dope Sheet, Graph Editor, Driver Editor and NLA Editor</text:span></text:p>
      <text:p text:style-name="P12"><draw:frame draw:style-name="fr2" draw:name="Image2" text:anchor-type="char" svg:width="16.36cm" svg:height="4.11cm" draw:z-index="12"><draw:image xlink:href="Pictures/100000010000050800000144544A2096.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able:table table:name="Tabelle1" table:style-name="Tabelle1">
        <table:table-column table:style-name="Tabelle1.A"/>
        <table:table-row>
          <table:table-cell table:style-name="Tabelle1.A1" office:value-type="string">
            <text:h text:style-name="P10" text:outline-level="1"><text:bookmark-start text:name="__RefHeading___Toc3653_2656298423"/>Playback Elements<text:bookmark-end text:name="__RefHeading___Toc3653_2656298423"/></text:h>
          </table:table-cell>
        </table:table-row>
      </table:table>
      <text:p text:style-name="P11"><draw:frame draw:style-name="fr3" draw:name="Image1" text:anchor-type="char" svg:x="0.056cm" svg:y="0.404cm" svg:width="13.732cm" svg:height="0.9cm" draw:z-index="11"><draw:image xlink:href="Pictures/1000000000000207000000222EA3544A.png" xlink:type="simple" xlink:show="embed" xlink:actuate="onLoad" draw:mime-type="image/png"/></draw:frame></text:p>
      <text:p text:style-name="P11"/>
      <text:p text:style-name="P11">The playback elements allows you to play your animation, and set the animation range.</text:p>
      <text:h text:style-name="P14" text:outline-level="2"><text:bookmark-start text:name="__RefHeading___Toc3655_2656298423"/>Jump to Endpoint - start<text:bookmark-end text:name="__RefHeading___Toc3655_2656298423"/></text:h>
      <text:p text:style-name="P15">Jumps to the first frame.</text:p>
      <text:h text:style-name="P14" text:outline-level="2"><text:bookmark-start text:name="__RefHeading___Toc3657_2656298423"/>Jump to Keyframe - previous<text:bookmark-end text:name="__RefHeading___Toc3657_2656298423"/></text:h>
      <text:p text:style-name="P15">Jumps to the keyframe before the current position.</text:p>
      <text:h text:style-name="P14" text:outline-level="2"><text:bookmark-start text:name="__RefHeading___Toc3659_2656298423"/>Play Animation - backward<text:bookmark-end text:name="__RefHeading___Toc3659_2656298423"/></text:h>
      <text:p text:style-name="P15">Plays the animation in reverse direction.</text:p>
      <text:h text:style-name="P14" text:outline-level="2"><text:bookmark-start text:name="__RefHeading___Toc3661_2656298423"/>Play Animation - forward<text:bookmark-end text:name="__RefHeading___Toc3661_2656298423"/></text:h>
      <text:p text:style-name="P15">Plays the animation.</text:p>
      <text:h text:style-name="P14" text:outline-level="2"><text:bookmark-start text:name="__RefHeading___Toc3663_2656298423"/>Jump to Keyframe - next<text:bookmark-end text:name="__RefHeading___Toc3663_2656298423"/></text:h>
      <text:p text:style-name="P15">Jumps to the keyframe after the current position.</text:p>
      <text:h text:style-name="P14" text:outline-level="2"><text:bookmark-start text:name="__RefHeading___Toc3665_2656298423"/>Jump to Endpoint - end<text:bookmark-end text:name="__RefHeading___Toc3665_2656298423"/></text:h>
      <text:p text:style-name="P15">Jumps to the last frame.</text:p>
      <text:h text:style-name="P14" text:outline-level="2"><text:bookmark-start text:name="__RefHeading___Toc897_3089830138"/><text:soft-page-break/>Cancel animation<text:bookmark-end text:name="__RefHeading___Toc897_3089830138"/></text:h>
      <text:p text:style-name="P16">Cancels the animation and returns to the original frame.</text:p>
      <text:h text:style-name="P14" text:outline-level="2"><text:bookmark-start text:name="__RefHeading___Toc3667_2656298423"/>Current Frame<text:bookmark-end text:name="__RefHeading___Toc3667_2656298423"/></text:h>
      <text:p text:style-name="P17">The edit box with the position of the current frame. Click at the value and type in another value to jump to another frame.</text:p>
      <text:h text:style-name="P14" text:outline-level="2"><draw:frame draw:style-name="fr4" draw:name="Bild3" text:anchor-type="paragraph" svg:x="14.67cm" svg:y="0.91cm" svg:width="4.03cm" svg:height="0.46cm" draw:z-index="1"><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8">Sets the current frame position as the start frame<text:span text:style-name="T7">.</text:span></text:p>
      <text:h text:style-name="P14" text:outline-level="2"><text:bookmark-start text:name="__RefHeading___Toc3669_2656298423"/>Use Preview Range<text:bookmark-end text:name="__RefHeading___Toc3669_2656298423"/></text:h>
      <text:p text:style-name="P11"><draw:frame draw:style-name="fr5" draw:name="Bild4" text:anchor-type="paragraph" svg:y="0.277cm" svg:width="5.639cm" svg:height="1.94cm" draw:z-index="2"><draw:image xlink:href="Pictures/10000001000001400000006EC5A81D54.png" xlink:type="simple" xlink:show="embed" xlink:actuate="onLoad" draw:mime-type="image/png"/></draw:frame><text:span text:style-name="T8">Toggle an</text:span> alternative range used to preview animations. <text:span text:style-name="T8">The Preview range </text:span>works for the UI playback, <text:span text:style-name="T8">but</text:span> will not work for rendering an animation.</text:p>
      <text:p text:style-name="P11">The preview range is displayed in orange color. The original playback range that is used for rendering is still displayed in grey underneath. When Use Preview Range is on, then the animation will loop between the Preview range.</text:p>
      <text:h text:style-name="P14" text:outline-level="2"><text:bookmark-start text:name="__RefHeading___Toc3671_2656298423"/>Start<text:bookmark-end text:name="__RefHeading___Toc3671_2656298423"/></text:h>
      <text:p text:style-name="P17">The start frame for the animation in current mode. </text:p>
      <text:h text:style-name="P14" text:outline-level="2"><text:bookmark-start text:name="__RefHeading___Toc3673_2656298423"/>End<text:bookmark-end text:name="__RefHeading___Toc3673_2656298423"/></text:h>
      <text:p text:style-name="P17">The end frame for the animation in current mode. </text:p>
      <text:h text:style-name="P19" text:outline-level="2"><text:bookmark-start text:name="__RefHeading___Toc781_481026459"/>Set End Frame<text:bookmark-end text:name="__RefHeading___Toc781_481026459"/></text:h>
      <text:p text:style-name="P18">Sets the current frame position as the end frame.</text:p>
      <text:h text:style-name="P14" text:outline-level="2"><text:bookmark-start text:name="__RefHeading___Toc3675_2656298423"/>Insert Keyframe<text:bookmark-end text:name="__RefHeading___Toc3675_2656298423"/></text:h>
      <text:p text:style-name="P20">Inserts a keyframe. <text:span text:style-name="T9">If you do not have a keying set assigned, this will default to the default keying set defined in the Preferences. </text:span></text:p>
      <text:h text:style-name="P14" text:outline-level="2"><text:bookmark-start text:name="__RefHeading___Toc3677_2656298423"/>Delete <text:span text:style-name="T9">Keyframe</text:span><text:bookmark-end text:name="__RefHeading___Toc3677_2656298423"/></text:h>
      <text:p text:style-name="P20">Removes the keyframe at the current position in the current active keying set.</text:p>
      <text:p text:style-name="P20"/>
      <table:table table:name="Tabelle2" table:style-name="Tabelle2">
        <table:table-column table:style-name="Tabelle2.A"/>
        <table:table-row>
          <table:table-cell table:style-name="Tabelle2.A1" office:value-type="string">
            <text:h text:style-name="P21" text:outline-level="1"><text:bookmark-start text:name="__RefHeading___Toc5097_2656298423"/>Active Keying Set<text:bookmark-end text:name="__RefHeading___Toc5097_2656298423"/></text:h>
          </table:table-cell>
        </table:table-row>
      </table:table>
      <text:p text:style-name="P9"><draw:frame draw:style-name="fr5" draw:name="Bild5" text:anchor-type="paragraph" svg:y="0.277cm" svg:width="2.69cm" svg:height="0.46cm" draw:z-index="3"><draw:image xlink:href="Pictures/100000010000009F0000001B00FAF2D1.png" xlink:type="simple" xlink:show="embed" xlink:actuate="onLoad" draw:mime-type="image/png"/></draw:frame></text:p>
      <text:p text:style-name="P11">Objects needs a so called keying set so that you can record animation for it. It is a container for the animation, a set of keyframe channels. When you try to record an animation without an existing keying <text:soft-page-break/>set, then you will get a warning since the channels for the keyframes are missing.</text:p>
      <text:p text:style-name="P11">In this property you can choose a method from the builtin keying sets.</text:p>
      <text:h text:style-name="P14" text:outline-level="2"><text:bookmark-start text:name="__RefHeading___Toc5099_2656298423"/>Auto Keying<text:bookmark-end text:name="__RefHeading___Toc5099_2656298423"/></text:h>
      <text:p text:style-name="P22">With auto keying on every manipulation in the 3d view will automatically create a keyframe, or update the existing keyframe at the current position.</text:p>
      <text:p text:style-name="P22">Note that Auto Keying just works with transform properties ( Objects and Bones) in the 3d View. It will not work to animate colors in the Properties Editor for example.</text:p>
      <text:h text:style-name="P14" text:outline-level="2"><draw:frame draw:style-name="fr5" draw:name="Bild12" text:anchor-type="paragraph" svg:y="0.277cm" svg:width="3.44cm" svg:height="2.29cm" draw:z-index="8"><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3">Auto keying settings.<text:span text:style-name="T10"> These settings shows when you have auto keying activated.</text:span></text:p>
      <text:h text:style-name="P24" text:outline-level="3"><text:bookmark-start text:name="__RefHeading___Toc536_1658675668"/>Auto keying mode<text:bookmark-end text:name="__RefHeading___Toc536_1658675668"/></text:h>
      <text:h text:style-name="P25" text:outline-level="4"><text:bookmark-start text:name="__RefHeading___Toc538_1658675668"/>Add &amp; Replace<text:bookmark-end text:name="__RefHeading___Toc538_1658675668"/></text:h>
      <text:p text:style-name="P23">Replace existing keyframes and add new ones where no keyframes exists.</text:p>
      <text:h text:style-name="P25" text:outline-level="4"><text:bookmark-start text:name="__RefHeading___Toc540_1658675668"/>Replace<text:bookmark-end text:name="__RefHeading___Toc540_1658675668"/></text:h>
      <text:p text:style-name="P23">Just replace existing keyframes.</text:p>
      <text:h text:style-name="P24" text:outline-level="3"><text:bookmark-start text:name="__RefHeading___Toc542_1658675668"/>Only Active Keying Set<text:bookmark-end text:name="__RefHeading___Toc542_1658675668"/></text:h>
      <text:p text:style-name="P23">Automatic keyframe insertion using active keying set only.</text:p>
      <text:h text:style-name="P24" text:outline-level="3"><text:bookmark-start text:name="__RefHeading___Toc544_1658675668"/>Layered Recording<text:bookmark-end text:name="__RefHeading___Toc544_1658675668"/></text:h>
      <text:p text:style-name="P23">Add a new nla track and strip for every loop or pass made over the animation. This allows non destructive tweaking.</text:p>
      <text:h text:style-name="P24" text:outline-level="3"><text:bookmark-start text:name="__RefHeading___Toc546_1658675668"/>Cycle aware keying<text:bookmark-end text:name="__RefHeading___Toc546_1658675668"/></text:h>
      <text:p text:style-name="P23">For channels with cyclic extrapolation, the keyframe insertion is automatically remapped inside the cycle time range, and keeps the ends in sync.</text:p>
      <text:h text:style-name="P14" text:outline-level="2"><draw:frame draw:style-name="fr5" draw:name="Bild6" text:anchor-type="paragraph" svg:y="0.277cm" svg:width="4.69cm" svg:height="3.84cm" draw:z-index="4"><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2">Choose your keying set.</text:p>
      <text:p text:style-name="P22"/>
      <text:p text:style-name="P22"/>
      <text:p text:style-name="P26"/>
      <text:p text:style-name="P26"/>
      <text:p text:style-name="P26"/>
      <table:table table:name="Tabelle4" table:style-name="Tabelle4">
        <table:table-column table:style-name="Tabelle4.A"/>
        <text:soft-page-break/>
        <table:table-row>
          <table:table-cell table:style-name="Tabelle4.A1" office:value-type="string">
            <text:h text:style-name="P10" text:outline-level="1"><text:bookmark-start text:name="__RefHeading___Toc5103_2656298423"/>P<text:span text:style-name="T11">layback Panel</text:span><text:bookmark-end text:name="__RefHeading___Toc5103_2656298423"/></text:h>
          </table:table-cell>
        </table:table-row>
      </table:table>
      <text:p text:style-name="P9"><draw:frame draw:style-name="fr6" draw:name="Image4" text:anchor-type="char" svg:x="12.39cm" svg:y="0.247cm" svg:width="6.553cm" svg:height="8.805cm" draw:z-index="13"><draw:image xlink:href="Pictures/100000000000013D000001AA9B94EB15.png" xlink:type="simple" xlink:show="embed" xlink:actuate="onLoad" draw:mime-type="image/png"/></draw:frame></text:p>
      <text:p text:style-name="P27">Here you can find various options for playback.</text:p>
      <text:p text:style-name="P27"/>
      <text:h text:style-name="P14" text:outline-level="2"><text:bookmark-start text:name="__RefHeading___Toc5105_2656298423"/>Sync Mode<text:bookmark-end text:name="__RefHeading___Toc5105_2656298423"/></text:h>
      <text:p text:style-name="P28">How to synchronize playback.</text:p>
      <text:h text:style-name="P24" text:outline-level="3"><text:bookmark-start text:name="__RefHeading___Toc5107_2656298423"/>No Sync<text:bookmark-end text:name="__RefHeading___Toc5107_2656298423"/></text:h>
      <text:p text:style-name="P28">Don't synchronize. Play every frame.</text:p>
      <text:h text:style-name="P24" text:outline-level="3"><text:bookmark-start text:name="__RefHeading___Toc5109_2656298423"/>Frame Dropping<text:bookmark-end text:name="__RefHeading___Toc5109_2656298423"/></text:h>
      <text:p text:style-name="P28">Drop frames if playback is too slow.</text:p>
      <text:h text:style-name="P24" text:outline-level="3"><text:bookmark-start text:name="__RefHeading___Toc5111_2656298423"/>AV Sync<text:bookmark-end text:name="__RefHeading___Toc5111_2656298423"/></text:h>
      <text:p text:style-name="P28">Drop frames to synchronize to Audio Playback.</text:p>
      <text:h text:style-name="P14" text:outline-level="2"><text:bookmark-start text:name="__RefHeading___Toc5113_2656298423"/>Audio Scrubbing<draw:frame draw:style-name="fr6" draw:name="Image3" text:anchor-type="char" svg:x="12.439cm" svg:y="0.63cm" svg:width="6.481cm" svg:height="2.983cm" draw:z-index="14"><draw:image xlink:href="Pictures/100000000000012E0000008BC2104EB0.png" xlink:type="simple" xlink:show="embed" xlink:actuate="onLoad" draw:mime-type="image/png"/></draw:frame><text:bookmark-end text:name="__RefHeading___Toc5113_2656298423"/></text:h>
      <text:p text:style-name="P28">Play existing audio from sequence editor when scrubbing.</text:p>
      <text:h text:style-name="P29" text:outline-level="2"><text:bookmark-start text:name="__RefHeading___Toc5115_2656298423"/>Play Audio<text:bookmark-end text:name="__RefHeading___Toc5115_2656298423"/></text:h>
      <text:p text:style-name="P28"><text:span text:style-name="T12">Play</text:span> <text:span text:style-name="T12">back </text:span>existing audio from sequence editor, <text:span text:style-name="T12">otherwise mute the audio when deactivated. Use the Sequence Editor to add audio. </text:span></text:p>
      <text:h text:style-name="P14" text:outline-level="2"><text:bookmark-start text:name="__RefHeading___Toc5117_2656298423"/>Sub frames<text:bookmark-end text:name="__RefHeading___Toc5117_2656298423"/></text:h>
      <text:p text:style-name="P28">Show current scene sub frame and allow to set it by using interface tools.</text:p>
      <text:h text:style-name="P14" text:outline-level="2"><text:bookmark-start text:name="__RefHeading___Toc5119_2656298423"/>Limit <text:span text:style-name="T13">Playback</text:span> to Frame Range<text:bookmark-end text:name="__RefHeading___Toc5119_2656298423"/></text:h>
      <text:p text:style-name="P28">Don't allow frame selection with the mouse outside of the play range.</text:p>
      <text:h text:style-name="P14" text:outline-level="2"><text:bookmark-start text:name="__RefHeading___Toc5121_2656298423"/>Follow <text:span text:style-name="T13">Current Frame</text:span><text:bookmark-end text:name="__RefHeading___Toc5121_2656298423"/></text:h>
      <text:p text:style-name="P28">Follow current frame in editors.</text:p>
      <text:h text:style-name="P14" text:outline-level="2"><text:bookmark-start text:name="__RefHeading___Toc5123_2656298423"/>Play in<draw:frame draw:style-name="fr3" draw:name="Image5" text:anchor-type="char" svg:x="12.074cm" svg:y="0.353cm" svg:width="6.846cm" svg:height="5.189cm" draw:z-index="15"><draw:image xlink:href="Pictures/1000000000000115000000D2B95DD1C3.png" xlink:type="simple" xlink:show="embed" xlink:actuate="onLoad" draw:mime-type="image/png"/></draw:frame><text:bookmark-end text:name="__RefHeading___Toc5123_2656298423"/></text:h>
      <text:p text:style-name="P28">Plays the animation in the chosen editor types.</text:p>
      <text:list text:style-name="L1">
        <text:list-item>
          <text:p text:style-name="P30">Active Editor</text:p>
        </text:list-item>
        <text:list-item>
          <text:p text:style-name="P30">3D Viewport</text:p>
        </text:list-item>
        <text:list-item>
          <text:p text:style-name="P30">Animation Editors</text:p>
        </text:list-item>
        <text:list-item>
          <text:p text:style-name="P30">Image Editor</text:p>
        </text:list-item>
        <text:list-item>
          <text:p text:style-name="P30">Properties Editor and Sidebars</text:p>
        </text:list-item>
        <text:list-item>
          <text:p text:style-name="P30"><text:soft-page-break/>Movie Clip Editor</text:p>
        </text:list-item>
        <text:list-item>
          <text:p text:style-name="P30">Node Editors</text:p>
        </text:list-item>
        <text:list-item>
          <text:p text:style-name="P30">Video Sequencer</text:p>
        </text:list-item>
        <text:list-item>
          <text:p text:style-name="P30">Spreadsheet</text:p>
        </text:list-item>
      </text:list>
      <text:p text:style-name="P28"/>
      <text:p text:style-name="P18"/>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4">K</text:span><text:span text:style-name="T15">eying Panel</text:span><text:bookmark-end text:name="__RefHeading___Toc5127_2656298423"/></text:h>
          </table:table-cell>
        </table:table-row>
      </table:table>
      <text:p text:style-name="P9"/>
      <text:p text:style-name="P32"><draw:frame draw:style-name="fr5" draw:name="Bild9" text:anchor-type="paragraph" svg:y="0.277cm" svg:width="3.649cm" svg:height="3.221cm" draw:z-index="5"><draw:image xlink:href="Pictures/10000001000000D8000000BE14D08703.png" xlink:type="simple" xlink:show="embed" xlink:actuate="onLoad" draw:mime-type="image/png"/></draw:frame>Some more keying options.</text:p>
      <text:p text:style-name="P32"/>
      <text:p text:style-name="P32"/>
      <text:p text:style-name="P32"/>
      <text:p text:style-name="P32"/>
      <text:p text:style-name="P32"/>
      <text:p text:style-name="P32"/>
      <text:h text:style-name="P14" text:outline-level="2"><draw:frame draw:style-name="fr5" draw:name="Bild10" text:anchor-type="paragraph" svg:y="0.277cm" svg:width="3.39cm" svg:height="2.79cm" draw:z-index="6"><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3">Recolor the currently selected keyframes.<text:span text:style-name="T16"> Or create the next keyframe with this chosen keyframe color.</text:span></text:p>
      <text:p text:style-name="P33"/>
      <text:h text:style-name="P14" text:outline-level="2"><draw:frame draw:style-name="fr4" draw:name="Bild11" text:anchor-type="paragraph" svg:x="15.757cm" svg:y="0.855cm" svg:width="2.91cm" svg:height="1.341cm" draw:z-index="7"><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P24" text:outline-level="3"><text:bookmark-start text:name="__RefHeading___Toc5133_2656298423"/>Auto Keying Mode<text:bookmark-end text:name="__RefHeading___Toc5133_2656298423"/></text:h>
      <text:p text:style-name="P18">Just replace existing keyframes, or add keyframes too.</text:p>
      <text:h text:style-name="P24" text:outline-level="3"><text:bookmark-start text:name="__RefHeading___Toc5135_2656298423"/>Auto Keyframe Insert Keying Set<text:bookmark-end text:name="__RefHeading___Toc5135_2656298423"/></text:h>
      <text:p text:style-name="P18">Automatic Keyframe Insertion using the active keying set only.</text:p>
      <text:h text:style-name="P14" text:outline-level="2"><text:bookmark-start text:name="__RefHeading___Toc5137_2656298423"/>Layered Recording<text:bookmark-end text:name="__RefHeading___Toc5137_2656298423"/></text:h>
      <text:p text:style-name="P18">Add a new NLA Track and Strip for every loop/ pass made over the animation to allow non destructive tweaking.</text:p>
      <text:h text:style-name="P14" text:outline-level="2"><text:bookmark-start text:name="__RefHeading___Toc5139_2656298423"/>Cycle Aware Keying<text:bookmark-end text:name="__RefHeading___Toc5139_2656298423"/></text:h>
      <text:p text:style-name="P18">For channels with cyclic extrapolation, keyframe insertion is automatically remapped inside the cycle time range, and keeps the ends in sync.</text:p>
      <text:p text:style-name="P18"/>
      <text:p text:style-name="P18"/>
      <text:p text:style-name="P18"/>
      <text:p text:style-name="P18"/>
      <table:table table:name="Tabelle6" table:style-name="Tabelle6">
        <table:table-column table:style-name="Tabelle6.A"/>
        <text:soft-page-break/>
        <table:table-row>
          <table:table-cell table:style-name="Tabelle6.A1" office:value-type="string">
            <text:h text:style-name="P34" text:outline-level="1"><text:bookmark-start text:name="__RefHeading___Toc899_3089830138"/>Options<text:bookmark-end text:name="__RefHeading___Toc899_3089830138"/></text:h>
          </table:table-cell>
        </table:table-row>
      </table:table>
      <text:p text:style-name="P9"/>
      <text:p text:style-name="P9"><draw:frame draw:style-name="fr7" draw:name="Bild13" text:anchor-type="char" svg:x="14.825cm" svg:y="0.291cm" svg:width="3.769cm" svg:height="6.481cm" draw:z-index="9"><draw:image xlink:href="Pictures/10000001000000DF0000017FF389669A.png" xlink:type="simple" xlink:show="embed" xlink:actuate="onLoad" draw:mime-type="image/png"/></draw:frame></text:p>
      <text:h text:style-name="P14" text:outline-level="2"><text:bookmark-start text:name="__RefHeading___Toc901_3089830138"/>Only show errors<text:bookmark-end text:name="__RefHeading___Toc901_3089830138"/></text:h>
      <text:p text:style-name="P35">Only include f-curves that are disabled or have errors.</text:p>
      <text:h text:style-name="P14" text:outline-level="2"><text:bookmark-start text:name="__RefHeading___Toc903_3089830138"/><text:span text:style-name="T17">Only </text:span><text:span text:style-name="T18">show selected</text:span><text:bookmark-end text:name="__RefHeading___Toc903_3089830138"/></text:h>
      <text:p text:style-name="P35">Just show the keyframes from the selected object.</text:p>
      <text:p text:style-name="P35"/>
      <text:p text:style-name="P35"/>
      <text:p text:style-name="P35"/>
      <text:h text:style-name="P14" text:outline-level="2"><draw:frame draw:style-name="fr5" draw:name="Bild14" text:anchor-type="paragraph" svg:y="0.34cm" svg:width="5.2cm" svg:height="1.461cm"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36">Show the timing in the timeline area in seconds instead of frames.</text:p>
      <text:h text:style-name="P14" text:outline-level="2"><text:bookmark-start text:name="__RefHeading___Toc907_3089830138"/>Sync visible range<text:bookmark-end text:name="__RefHeading___Toc907_3089830138"/></text:h>
      <text:p text:style-name="P37">Synchronize the visible timeline range with other visible time based editors. When you zoom in or out in the one editor, then it zooms in or out in the other editor too. Each editor to sync needs to have Sync Visible Range ticked.</text:p>
      <text:h text:style-name="P14" text:outline-level="2"><text:bookmark-start text:name="__RefHeading___Toc909_3089830138"/>Show Markers<text:bookmark-end text:name="__RefHeading___Toc909_3089830138"/></text:h>
      <text:p text:style-name="P36">Display the markers row at the bottom of the view.</text:p>
      <text:h text:style-name="P14" text:outline-level="2"><text:bookmark-start text:name="__RefHeading___Toc911_3089830138"/>Lock Markers<text:bookmark-end text:name="__RefHeading___Toc911_3089830138"/></text:h>
      <text:p text:style-name="P38">Make the markers uneditable.</text:p>
      <text:h text:style-name="P14" text:outline-level="2"><text:bookmark-start text:name="__RefHeading___Toc913_3089830138"/>Show Cache<text:bookmark-end text:name="__RefHeading___Toc913_3089830138"/></text:h>
      <text:p text:style-name="P39">Show animation information for cached objects like Particles.</text:p>
      <text:h text:style-name="P24" text:outline-level="3"><text:bookmark-start text:name="__RefHeading___Toc740_1350875990"/>Softbody, Particles, etc.<text:bookmark-end text:name="__RefHeading___Toc740_1350875990"/></text:h>
      <text:p text:style-name="P39">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66ec7a" style:font-size-asian="10pt" style:font-size-complex="10pt"/>
    </style:style>
    <style:style style:name="MT4" style:family="text">
      <style:text-properties fo:font-size="10pt" officeooo:rsid="004b0400" style:font-size-asian="10pt" style:font-size-complex="10pt"/>
    </style:style>
    <style:style style:name="MT5" style:family="text">
      <style:text-properties fo:font-size="10pt" officeooo:rsid="0063f2e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4</text:span><text:span text:style-name="MT1"> Editors - </text:span><text:span text:style-name="MT3">Dope Sheet</text:span><text:span text:style-name="MT4"> - </text:span><text:span text:style-name="MT5">Footer</text:span><text:span text:style-name="MT4">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4H4M5S</meta:editing-duration>
    <meta:editing-cycles>57</meta:editing-cycles>
    <meta:generator>LibreOffice/25.2.4.3$Windows_X86_64 LibreOffice_project/33e196637044ead23f5c3226cde09b47731f7e27</meta:generator>
    <dc:date>2025-07-11T12:01:01.235487500</dc:date>
    <meta:document-statistic meta:table-count="7" meta:image-count="16" meta:object-count="0" meta:page-count="8" meta:paragraph-count="175" meta:word-count="1136" meta:character-count="6467" meta:non-whitespace-character-count="5510"/>
    <meta:template xlink:type="simple" xlink:actuate="onRequest" xlink:title="standard1cm" xlink:href="../../../AppData/Roaming/LibreOffice/4/user/template/standard1cm.ott" meta:date="2016-03-29T10:37:00.996000000"/>
  </office:meta>
</office:document-meta>
</file>